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79933" officeooo:paragraph-rsid="00079933"/>
    </style:style>
    <style:style style:name="P2" style:family="paragraph" style:parent-style-name="Standard">
      <style:text-properties officeooo:rsid="0007a65b" officeooo:paragraph-rsid="0007a65b"/>
    </style:style>
    <style:style style:name="P3" style:family="paragraph" style:parent-style-name="Standard">
      <style:text-properties officeooo:rsid="000b2cb1" officeooo:paragraph-rsid="000b2cb1"/>
    </style:style>
    <style:style style:name="P4" style:family="paragraph" style:parent-style-name="Standard">
      <style:text-properties officeooo:rsid="000dd2e8" officeooo:paragraph-rsid="000f86ee"/>
    </style:style>
    <style:style style:name="P5" style:family="paragraph" style:parent-style-name="Standard">
      <style:text-properties officeooo:rsid="001138a7" officeooo:paragraph-rsid="00152d73"/>
    </style:style>
    <style:style style:name="P6" style:family="paragraph" style:parent-style-name="Standard">
      <style:text-properties officeooo:rsid="0012ea57" officeooo:paragraph-rsid="0012ea57"/>
    </style:style>
    <style:style style:name="P7" style:family="paragraph" style:parent-style-name="Standard">
      <style:text-properties officeooo:rsid="0016ef6f" officeooo:paragraph-rsid="0016ef6f"/>
    </style:style>
    <style:style style:name="P8" style:family="paragraph" style:parent-style-name="Standard">
      <style:text-properties fo:font-size="12pt" fo:font-style="normal" style:text-underline-style="none" fo:font-weight="normal" officeooo:rsid="001f3445" officeooo:paragraph-rsid="00079933" style:font-size-asian="10.5pt" style:font-style-asian="normal" style:font-weight-asian="normal" style:font-size-complex="12pt" style:font-style-complex="normal" style:font-weight-complex="normal"/>
    </style:style>
    <style:style style:name="P9" style:family="paragraph" style:parent-style-name="Standard">
      <style:text-properties fo:font-size="12pt" fo:font-style="normal" style:text-underline-style="none" fo:font-weight="normal" officeooo:rsid="0007a65b" officeooo:paragraph-rsid="0007a65b" style:font-size-asian="10.5pt" style:font-style-asian="normal" style:font-weight-asian="normal" style:font-size-complex="12pt" style:font-style-complex="normal" style:font-weight-complex="normal"/>
    </style:style>
    <style:style style:name="P10" style:family="paragraph" style:parent-style-name="Standard">
      <style:text-properties fo:font-size="12pt" fo:font-style="normal" style:text-underline-style="none" fo:font-weight="normal" officeooo:rsid="000d23f5" officeooo:paragraph-rsid="000d23f5"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font-style="normal" style:text-underline-style="none" fo:font-weight="normal" officeooo:rsid="000dd2e8" officeooo:paragraph-rsid="000f86ee"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style:text-underline-style="none" fo:font-weight="normal" officeooo:rsid="000f86ee" officeooo:paragraph-rsid="000f86ee"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normal" style:text-underline-style="none" fo:font-weight="normal" officeooo:rsid="0012ea57" officeooo:paragraph-rsid="001138a7"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font-style="normal" style:text-underline-style="none" fo:font-weight="normal" officeooo:rsid="00138e3b" officeooo:paragraph-rsid="0012ea57"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font-style="normal" style:text-underline-style="none" fo:font-weight="normal" officeooo:rsid="001957f5" officeooo:paragraph-rsid="0016ef6f"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font-style="normal" style:text-underline-style="none" fo:font-weight="normal" officeooo:rsid="0019c7ec" officeooo:paragraph-rsid="0019c7ec" style:font-size-asian="10.5pt" style:font-style-asian="normal" style:font-weight-asian="normal" style:font-size-complex="12pt" style:font-style-complex="normal" style:font-weight-complex="normal"/>
    </style:style>
    <style:style style:name="P17" style:family="paragraph" style:parent-style-name="Standard">
      <style:text-properties fo:font-size="12pt" fo:font-style="normal" style:text-underline-style="none" fo:font-weight="normal" officeooo:rsid="001ad377" officeooo:paragraph-rsid="001957f5" style:font-size-asian="10.5pt" style:font-style-asian="normal" style:font-weight-asian="normal" style:font-size-complex="12pt" style:font-style-complex="normal" style:font-weight-complex="normal"/>
    </style:style>
    <style:style style:name="P18" style:family="paragraph" style:parent-style-name="Standard">
      <style:text-properties fo:font-size="12pt" fo:font-style="normal" style:text-underline-style="none" fo:font-weight="normal" officeooo:rsid="001ad377" officeooo:paragraph-rsid="001ad377" style:font-size-asian="10.5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normal" officeooo:rsid="001ae345" officeooo:paragraph-rsid="001ad377" style:font-size-asian="10.5pt" style:font-style-asian="normal" style:font-weight-asian="normal" style:font-size-complex="12pt" style:font-style-complex="normal" style:font-weight-complex="normal"/>
    </style:style>
    <style:style style:name="P20" style:family="paragraph" style:parent-style-name="Standard">
      <style:text-properties fo:font-size="12pt" fo:font-style="normal" style:text-underline-style="none" fo:font-weight="normal" officeooo:rsid="001ae345" officeooo:paragraph-rsid="001ae345" style:font-size-asian="10.5pt" style:font-style-asian="normal" style:font-weight-asian="normal" style:font-size-complex="12pt" style:font-style-complex="normal" style:font-weight-complex="normal"/>
    </style:style>
    <style:style style:name="P21" style:family="paragraph" style:parent-style-name="Standard">
      <style:text-properties fo:font-size="12pt" fo:font-style="normal" style:text-underline-style="none" fo:font-weight="normal" officeooo:rsid="001b9fc5" officeooo:paragraph-rsid="001ae345" style:font-size-asian="10.5pt" style:font-style-asian="normal" style:font-weight-asian="normal" style:font-size-complex="12pt" style:font-style-complex="normal" style:font-weight-complex="normal"/>
    </style:style>
    <style:style style:name="P22" style:family="paragraph" style:parent-style-name="Standard">
      <style:text-properties fo:font-size="12pt" fo:font-style="normal" style:text-underline-style="none" fo:font-weight="normal" officeooo:rsid="001e71f3" officeooo:paragraph-rsid="001e71f3"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style:text-underline-style="none" fo:font-weight="normal" officeooo:rsid="000e4446" officeooo:paragraph-rsid="002218f6"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style:text-underline-style="none" fo:font-weight="normal" officeooo:rsid="0021ed64" officeooo:paragraph-rsid="002218f6" style:font-size-asian="10.5pt" style:font-style-asian="normal" style:font-weight-asian="normal" style:font-size-complex="12pt" style:font-style-complex="normal" style:font-weight-complex="normal"/>
    </style:style>
    <style:style style:name="P25" style:family="paragraph" style:parent-style-name="Standard">
      <style:text-properties fo:font-size="12pt" fo:font-style="normal" style:text-underline-style="none" fo:font-weight="normal" officeooo:rsid="0020e146" officeooo:paragraph-rsid="001f11f8"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style:text-underline-style="none" fo:font-weight="normal" officeooo:rsid="001b0b5f" officeooo:paragraph-rsid="002218f6" style:font-size-asian="10.5pt" style:font-style-asian="normal" style:font-weight-asian="normal" style:font-size-complex="12pt" style:font-style-complex="normal" style:font-weight-complex="normal"/>
    </style:style>
    <style:style style:name="P27" style:family="paragraph" style:parent-style-name="Standard">
      <style:text-properties fo:font-size="12pt" fo:font-style="normal" style:text-underline-style="none" fo:font-weight="bold" officeooo:rsid="001ad377" officeooo:paragraph-rsid="001ad377" style:font-size-asian="10.5pt" style:font-style-asian="normal" style:font-weight-asian="bold" style:font-size-complex="12pt" style:font-style-complex="normal" style:font-weight-complex="bold"/>
    </style:style>
    <style:style style:name="P28" style:family="paragraph" style:parent-style-name="Standard">
      <style:text-properties fo:font-weight="bold" officeooo:rsid="00079933" officeooo:paragraph-rsid="00079933" style:font-weight-asian="bold" style:font-weight-complex="bold"/>
    </style:style>
    <style:style style:name="P29" style:family="paragraph" style:parent-style-name="Standard">
      <style:text-properties fo:font-style="italic" officeooo:rsid="000b2cb1" officeooo:paragraph-rsid="000b2cb1" style:font-style-asian="italic" style:font-style-complex="italic"/>
    </style:style>
    <style:style style:name="P30" style:family="paragraph" style:parent-style-name="Standard">
      <style:text-properties fo:font-style="italic" officeooo:rsid="0007a65b" officeooo:paragraph-rsid="000d23f5" style:font-style-asian="italic" style:font-style-complex="italic"/>
    </style:style>
    <style:style style:name="P31" style:family="paragraph" style:parent-style-name="Standard">
      <style:text-properties officeooo:rsid="001957f5" officeooo:paragraph-rsid="001957f5"/>
    </style:style>
    <style:style style:name="P32" style:family="paragraph" style:parent-style-name="Standard">
      <style:text-properties officeooo:rsid="001ad377" officeooo:paragraph-rsid="001ad377"/>
    </style:style>
    <style:style style:name="P33" style:family="paragraph" style:parent-style-name="Standard">
      <style:text-properties officeooo:rsid="001ae345" officeooo:paragraph-rsid="001ae345"/>
    </style:style>
    <style:style style:name="P34" style:family="paragraph" style:parent-style-name="Standard">
      <style:text-properties officeooo:rsid="001e71f3" officeooo:paragraph-rsid="001e71f3"/>
    </style:style>
    <style:style style:name="P35" style:family="paragraph" style:parent-style-name="Standard">
      <style:text-properties officeooo:rsid="001f11f8" officeooo:paragraph-rsid="001f11f8"/>
    </style:style>
    <style:style style:name="T1"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2" style:family="text">
      <style:text-properties fo:font-size="12pt" fo:font-style="normal" style:text-underline-style="none" fo:font-weight="normal" officeooo:rsid="001f3445" style:font-size-asian="10.5pt" style:font-style-asian="normal" style:font-weight-asian="normal" style:font-size-complex="12pt" style:font-style-complex="normal" style:font-weight-complex="normal"/>
    </style:style>
    <style:style style:name="T3" style:family="text">
      <style:text-properties fo:font-size="12pt" fo:font-style="normal" style:text-underline-style="none" fo:font-weight="normal" officeooo:rsid="000d23f5" style:font-size-asian="10.5pt" style:font-style-asian="normal" style:font-weight-asian="normal" style:font-size-complex="12pt" style:font-style-complex="normal" style:font-weight-complex="normal"/>
    </style:style>
    <style:style style:name="T4" style:family="text">
      <style:text-properties fo:font-size="12pt" fo:font-style="normal" style:text-underline-style="none" fo:font-weight="normal" officeooo:rsid="000f86ee" style:font-size-asian="10.5pt" style:font-style-asian="normal" style:font-weight-asian="normal" style:font-size-complex="12pt" style:font-style-complex="normal" style:font-weight-complex="normal"/>
    </style:style>
    <style:style style:name="T5" style:family="text">
      <style:text-properties fo:font-size="12pt" fo:font-style="normal" style:text-underline-style="none" fo:font-weight="normal" officeooo:rsid="000faadf" style:font-size-asian="10.5pt" style:font-style-asian="normal" style:font-weight-asian="normal" style:font-size-complex="12pt" style:font-style-complex="normal" style:font-weight-complex="normal"/>
    </style:style>
    <style:style style:name="T6" style:family="text">
      <style:text-properties fo:font-size="12pt" fo:font-style="normal" style:text-underline-style="none" fo:font-weight="normal" officeooo:rsid="0012ea57" style:font-size-asian="10.5pt" style:font-style-asian="normal" style:font-weight-asian="normal" style:font-size-complex="12pt" style:font-style-complex="normal" style:font-weight-complex="normal"/>
    </style:style>
    <style:style style:name="T7" style:family="text">
      <style:text-properties fo:font-size="12pt" fo:font-style="normal" style:text-underline-style="none" fo:font-weight="normal" officeooo:rsid="00138e3b" style:font-size-asian="10.5pt" style:font-style-asian="normal" style:font-weight-asian="normal" style:font-size-complex="12pt" style:font-style-complex="normal" style:font-weight-complex="normal"/>
    </style:style>
    <style:style style:name="T8" style:family="text">
      <style:text-properties fo:font-size="12pt" fo:font-style="normal" style:text-underline-style="none" fo:font-weight="normal" officeooo:rsid="00152d73" style:font-size-asian="10.5pt" style:font-style-asian="normal" style:font-weight-asian="normal" style:font-size-complex="12pt" style:font-style-complex="normal" style:font-weight-complex="normal"/>
    </style:style>
    <style:style style:name="T9" style:family="text">
      <style:text-properties fo:font-size="12pt" fo:font-style="normal" style:text-underline-style="none" fo:font-weight="normal" officeooo:rsid="0016ef6f"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174349" style:font-size-asian="10.5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17b07b" style:font-size-asian="10.5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181064" style:font-size-asian="10.5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1957f5" style:font-size-asian="10.5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019c7ec" style:font-size-asian="10.5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019d2ca" style:font-size-asian="10.5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1ad377" style:font-size-asian="10.5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1ae345" style:font-size-asian="10.5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normal" officeooo:rsid="001b9fc5" style:font-size-asian="10.5pt" style:font-style-asian="normal" style:font-weight-asian="normal" style:font-size-complex="12pt" style:font-style-complex="normal" style:font-weight-complex="normal"/>
    </style:style>
    <style:style style:name="T19" style:family="text">
      <style:text-properties fo:font-size="12pt" fo:font-style="normal" style:text-underline-style="none" fo:font-weight="normal" officeooo:rsid="0020e146" style:font-size-asian="10.5pt" style:font-style-asian="normal" style:font-weight-asian="normal" style:font-size-complex="12pt" style:font-style-complex="normal" style:font-weight-complex="normal"/>
    </style:style>
    <style:style style:name="T20" style:family="text">
      <style:text-properties fo:font-size="12pt" fo:font-style="normal" style:text-underline-style="none" fo:font-weight="normal" officeooo:rsid="0024657b" style:font-size-asian="10.5pt" style:font-style-asian="normal" style:font-weight-asian="normal" style:font-size-complex="12pt" style:font-style-complex="normal" style:font-weight-complex="normal"/>
    </style:style>
    <style:style style:name="T21" style:family="text">
      <style:text-properties fo:font-size="12pt" style:text-underline-style="none" fo:font-weight="normal" officeooo:rsid="001f3445" style:font-size-asian="10.5pt" style:font-weight-asian="normal" style:font-size-complex="12pt" style:font-weight-complex="normal"/>
    </style:style>
    <style:style style:name="T22" style:family="text">
      <style:text-properties fo:font-size="12pt" style:text-underline-style="none" fo:font-weight="normal" officeooo:rsid="000d23f5" style:font-size-asian="10.5pt" style:font-weight-asian="normal" style:font-size-complex="12pt" style:font-weight-complex="normal"/>
    </style:style>
    <style:style style:name="T23" style:family="text">
      <style:text-properties officeooo:rsid="0009995c"/>
    </style:style>
    <style:style style:name="T24" style:family="text">
      <style:text-properties officeooo:rsid="0020e14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2.3 Programmierung</text:p>
      <text:p text:style-name="P1"/>
      <text:p text:style-name="P2">Es gibt mehrere Vorgehensweisen für die man sich entscheiden kann, um den Arduino zu Programmieren. Wir haben uns für die gebräuchlichste und einfachste Methode entschieden: die Benutzung der Arduino-IDE. Die Arduino-IDE ist sehr spartanisch, wenn man sie mit Atmel-Studio oder Eclipse vergleicht, dafür ist sie <text:span text:style-name="T23">sehr einfach gehalten und man kommt sofort klar. Dort muß man eigendlich nur drei Sachen beherrschen: Überpüfen und Hochladen, Speichern und unter Werkzeuge-Board das richtige Arduino-Board auswählen. Wenn man das verstanden hat, kann man losprogrammieren und testen. Ein weiterer Vorteil, man muß nichts Einrichten, es funktioniert alles „out of the box“.</text:span></text:p>
      <text:p text:style-name="P1"/>
      <text:p text:style-name="P1"/>
      <text:p text:style-name="P28">2.3.1 die Hauptdatei</text:p>
      <text:p text:style-name="P1"/>
      <text:p text:style-name="P29">Ein kleiner Exkurs:</text:p>
      <text:p text:style-name="P3"/>
      <text:p text:style-name="P1">In C ist die Haupdatei immer die main. Beim Arduino hat man gewöhnlicherweise keinen Zugriff auf die „echte“ main. Es gibt sie unter:</text:p>
      <text:p text:style-name="P8"/>
      <text:p text:style-name="P8">$HOME/arduino/hardware/arduino/avr/cores/arduino/main.cpp</text:p>
      <text:p text:style-name="P8"/>
      <text:p text:style-name="P2"><text:span text:style-name="T2">A</text:span><text:span text:style-name="T1">ber diese main-Datei ist schon vorgegeben und man sollte sie nicht verändern. Die main.cpp enthält zwei Funtionen „setup()“ und „loop()“. Legt man in der Arduino-IDE nun sein Projekt an, bei uns heißt es „abschlussprojekt.ino“, sind beim ersten Start nur diese zwei Funtionen zu sehen, ansonsten ist die Datei leer. Es müssen auch beide Funtionsnamen im eigenen Projekt stehen, sonst bekommt man vom Debugger </text:span><text:span text:style-name="T14">später </text:span><text:span text:style-name="T1">eine Fehlermeldung. Die Befehle die im Setup() stehen, werden einmalig ausgeführt und die im loop() stehen, werden in einer Endlosschleife ausgeführt (bei uns in MCT haben wir immer while(1) genommen, welches die gleiche Funktion erfüllte).</text:span></text:p>
      <text:p text:style-name="P9"/>
      <text:p text:style-name="P9"/>
      <text:p text:style-name="P30"><text:span text:style-name="T21">Abschlussprojekt.</text:span><text:span text:style-name="T22">ino:</text:span></text:p>
      <text:p text:style-name="P10"/>
      <text:p text:style-name="P16">Was passiert in dieser Datei.</text:p>
      <text:p text:style-name="P16"/>
      <text:p text:style-name="P4"><text:span text:style-name="T3">A</text:span><text:span text:style-name="T1">ls erstes werden externe Librarys und ausgelagerte Funktionen includiert. </text:span><text:span text:style-name="T4">Hier ist zu erwähnen, das wir für unseren Temperatursensor und i2c-LCD erst die richtige Biliothek herunterladen mußten. Unter Windows war das einfacher, da man unter Sketch-Bibliothek einbinden-Bibliotheken alles bequem per wizard erledigen konnten, da ich aber unter Linux arbeite mußte ich das Projekt ausfindig machen, die Biliothek bei Github </text:span><text:span text:style-name="T14">her</text:span><text:span text:style-name="T4">unterladen und manuell in den Ordner </text:span><text:span text:style-name="T14">$HOME</text:span><text:span text:style-name="T4">/Arduino/library/ kopieren. Aber dann </text:span><text:span text:style-name="T5">war alles richtig eingerichtet und man konnte unter Linux und Windows gleichermaßen arbeiten.</text:span></text:p>
      <text:p text:style-name="P11"/>
      <text:p text:style-name="P4"><text:span text:style-name="T1">Danach wurden Variablen </text:span><text:span text:style-name="T5">deklariert und einige auch initialisiert</text:span><text:span text:style-name="T1">. Dabei haben wir auf sprechende Namen geachtet. </text:span><text:span text:style-name="T4">Sprechende Namen bedeutet, das man schon durch lesen des Variablennamen erkenne</text:span><text:span text:style-name="T14">n</text:span><text:span text:style-name="T4"> kann, was die Variable für eine Aufgabe/Funktion hat. </text:span><text:span text:style-name="T1">Man sollte sich für die sprechenden Namen Zeit nehmen und alles genau durchdenken, dadurch spart man sich später Arbeit, weil man nicht wieder alles ändern muß. Wir haben die ersten Codezeilen zuerst auf Papier geschrieben, dort konnte man streichen und neuschreiben. Sprechende Namen sorgen auch dafür, dass man seinen Programmcode schon beim Lesen versteht </text:span><text:span text:style-name="T4">und sich Kommentare sparen kann, zumindest im Idealfall. </text:span></text:p>
      <text:p text:style-name="P12"/>
      <text:p text:style-name="P12"><text:soft-page-break/>Dann kämen die Funtionsdefinitionen. Ich schreibe kämen, weil dies am Anfang der Fall war, aber als wir unser Projekt modularisiert haben, sind alle selbstgeschriebenen Funktionen der Übersichthalber in extra Dateien geschrieben worden, welche jetzt am Anfang der Datei includiert werden.</text:p>
      <text:p text:style-name="P12"/>
      <text:p text:style-name="P5"><text:span text:style-name="T1">Nun kommt der Setup, die erste eigentliche Arduino-Funktion. Hier wird das Display initialisiert </text:span><text:span text:style-name="T7">und eine erste LCD-Ausgabe gemacht.</text:span><text:span text:style-name="T1"> </text:span><text:span text:style-name="T7">D</text:span><text:span text:style-name="T1">er Temperatursensor </text:span><text:span text:style-name="T7">wird initialisiert. Dann werden</text:span><text:span text:style-name="T1"> die Pins konfiguriert. </text:span><text:span text:style-name="T7">Dazu verwendet man die Methode pinMode() </text:span><text:span text:style-name="T8">und über das Argument INPUT oder OUTPUT</text:span><text:span text:style-name="T1"> <text:s/></text:span><text:span text:style-name="T8">setzt man sie als</text:span><text:span text:style-name="T7"> </text:span><text:span text:style-name="T1">Ein- oder Ausgang. Für den Taster und den RE</text:span><text:span text:style-name="T9">E</text:span><text:span text:style-name="T1">D-Kontakt haben wir sogar die internen Pullup-Widerstände aktiviert und uns so eine externe Beschaltung gespart. Der Timer für die Zeiten wird gesetzt. Hierzu wurde die Funktion millis() genutzt. Wenn man das Arduino-Board einschaltet startet auch ein Timer, der einfach die Zeit in Millisekunden zählt. Durch Verwendung von millis(), kann man den Wert abrufen bzw in eine Variable schreiben und den Wert verarbeiten. Durch genaues Lesen der Arduino-Referenz erfährt man, dass die Funktion nur 50 Tage zählt </text:span><text:span text:style-name="T6">und dann wieder auf Null zurück geht. Das muß man im Hinterkopf behalten.</text:span></text:p>
      <text:p text:style-name="P13"/>
      <text:p text:style-name="P6"><text:span text:style-name="T1">Zum Schluß kommt noch eine LCD-Ausgabe „...Complete“. Das ist gleichzeitig eine Überprüfung, ob alles korrekt im Setup durchlaufen wurde. </text:span><text:span text:style-name="T7">Erscheint „Complete“ nicht, hängt irrgendwas im Setup fest und man muß den Fehler suchen.</text:span></text:p>
      <text:p text:style-name="P14"/>
      <text:p text:style-name="P7"><text:span text:style-name="T1">Jetzt kommt die zweite Arduino-Funktion „loop“. Hier werden die Aufgaben programmiert, die endlos abgearbeitet werden sollen. </text:span><text:span text:style-name="T10">Zuerst werden die Potentiometer eingelesen, die an den analogen Ports angeschlossen sind. Mit ihnen stellt man die Schwellen ein. Näheres unter 2.3.</text:span><text:span text:style-name="T16">2</text:span><text:span text:style-name="T10">. Nun wird der Tasterzustand eingelesen. Wird der Taster gedrückt, ändert sich das Verhältnis zwischen voriger_taster und aktueller_taster und die Nummer des Displays schaltet zwischen 0 und 1 hin und her. Als nächstes kommt die Display-Ausgabe. Wenn </text:span><text:span text:style-name="T11">2</text:span><text:span text:style-name="T10">s verstrichen sind </text:span><text:span text:style-name="T11">(dt_display_ms = 2000) geht man in die Anweisung und ändert die Display-Anzeige. In der nächsten Anweisung liest man die Messwerte der Sensoren ein (Temperatur, Erdfeuchte und Luftfeuchte). Danach wird die Raumtemperatur mit der Schwellentemperatur verglichen, ist die Raumtemperatur zu niedrig, geht die Heizung an. Ist die Temperatur zu Hoch geht die Heizung aus. Das gleiche Verfahren wird beim Lütfer angewand, bloß umgekehrt. </text:span><text:span text:style-name="T14">Es ist aber auf eine gewisse Totzeit zwischen Heizen und Lüften zu achten, da sonst der Lüfter gegen die Heizung arbeitet. </text:span><text:span text:style-name="T15">Das wäre kontraproduktiv und Energietechnisch gesehen eine Katastrophe.</text:span><text:span text:style-name="T14"> </text:span><text:span text:style-name="T12">Danach wird der Helligkeitsensor </text:span><text:span text:style-name="T13">ausgewehrtet. Ist es draußen Dunkel gehen die LEDs an, sonst sind sie aus.</text:span></text:p>
      <text:p text:style-name="P15"/>
      <text:p text:style-name="P31"><text:span text:style-name="T1">Zum Schluß w</text:span><text:span text:style-name="T16">erden</text:span><text:span text:style-name="T1"> die Pumpenfunktion</text:span><text:span text:style-name="T16">en</text:span><text:span text:style-name="T1"> aufgerufen. </text:span><text:span text:style-name="T16">Es sind zwei, ein für die Bewässerung von oben und eine für die Bewässerung von unten. Diese Pumpkreise arbeiten unabhängig von einander.</text:span></text:p>
      <text:p text:style-name="P17"/>
      <text:p text:style-name="P17"/>
      <text:p text:style-name="P27">2.3.2 Die Unterprogramme</text:p>
      <text:p text:style-name="P18"/>
      <text:p text:style-name="P18">Um den Code übersichtlicher zu gestalten, haben wir unser Programm modularisiert. Im folgenden sind die einzelnen ausgelagerten Funktionen aufgeführt:</text:p>
      <text:p text:style-name="P18"/>
      <text:p text:style-name="P18">makros.c</text:p>
      <text:p text:style-name="P18">make_string.c</text:p>
      <text:p text:style-name="P18">pumpe_1.c</text:p>
      <text:p text:style-name="P18">pumpe_2.c</text:p>
      <text:p text:style-name="P18">tuer_zu.c</text:p>
      <text:p text:style-name="P18">update_lcd.c</text:p>
      <text:p text:style-name="P18">update_limits.c</text:p>
      <text:p text:style-name="P18">update_messwerte.c</text:p>
      <text:p text:style-name="P32"><text:soft-page-break/><text:span text:style-name="T1">Wir möchten gleich zu Beginn erwähnen, das man normaler weise in C zwei Dateien pro ausgelagerte Funktion hat. Eine C-Datei in der der Code steht, die Funktionsdefinition und eine Header-Datei in der der Prototyp steht, die Deklaration. Aber leider ist es uns nicht gelungen, </text:span><text:span text:style-name="T17">die Arduino-IDE zu überzeugen, dass sie das auch möchte. Also mußten wir es entgegen dem C-Standard, alles in eine C-Datei schreiben und diese includieren.</text:span></text:p>
      <text:p text:style-name="P19"/>
      <text:p text:style-name="P20">Auch hier haben wir wieder auf sprechende Dateinamen geachtet, damit sofort klar wird, was in der Datei für eine Funktion steckt.</text:p>
      <text:p text:style-name="P20"/>
      <text:p text:style-name="P20">In der Datei makros.c, stehen alle Makros drin, welche im Wesendlichen die Pinbelegung des Arduino durch Makronamen ersetzt werden, die dann wiederum im Code stehen. Dadurch erkennt man sofort, welche Hardeware an welchem Pin angeschlossen werden muss.</text:p>
      <text:p text:style-name="P20"/>
      <text:p text:style-name="P20">Die Datei make_string.c macht etwas sehr interessantes. Sie misst die Länge des Strings, der auf unserem Display ausgegeben wird. Ist der String kürzer als 20 Zeichen, wird hinten solange ein Leerzeichen angefügt, bis die 20 erreicht ist. Somit können wir dynamisch alte Zeichen löschen, wenn das Display aktualisiert wird.</text:p>
      <text:p text:style-name="P20"/>
      <text:p text:style-name="P33"><text:span text:style-name="T1">Pumpe_1.c und Pumpe_2.c sind vom Aufbau gleich. Der Ablauf des Pumpens wird hier durch einen Zustandsautomaten (case-Struktur) gelöst. Das Problem ist, die Einsickerzeit zu berücksichtigen, denn das Wasser braucht Zeit um sich im Boden zu verteilen. </text:span><text:span text:style-name="T18">Im ersten Zustand (zustand_warten_zu_trocken) wird geprüft ob die Tür zu ist und die Erde feucht oder trocken ist. Ist die Erde feucht, springt man raus aus der case und kommt im nächsten Pollingzyklus wieder im ersten Zustand an. Ist es diesmal trocken, springt die Pumpe an und der nächste Zustand (zustand_pumpt) wird gesetzt. Hier wird geprüft, ob die Zeit die die Pumpe pumpen soll, abgelaufen ist (dt_pumpendauer_1_ms = 5000;) oder ob die Tür in der Zwischenzeit aufgemacht wurde. In beiden Fällen wird die Pumpe ausgeschaltet und der nächste Zustand (zustand_warten_durchfeuchtung) wird gesetzt. In diesem und letzten Zustand wird gewartet, dass sich das Wasser im Boden richtig verteilt. Diese Zeit kann man im Code einstellen und wir haben hier 10s gewählt (dt_warten_durchfeuchtung_1_ms = 10000).</text:span></text:p>
      <text:p text:style-name="P21"/>
      <text:p text:style-name="P34"><text:span text:style-name="T18">D</text:span><text:span text:style-name="T1">ie Funktion tuer_zu.c wertet den REED-Kontakt aus. Ist der Kontakt geschlossen wird der Arduino-Pin „REEDKONTAKT“ gegen Masse gezogen und die Funktion liefert ein „true“ zurück, wenn nicht ein „false“. Das wird dann in den Pumpenfunktionen ausgewertet. Für den Arduino-Pin „REEDKONTAKT“ verwenden wir an dieser Stelle den internen Pullup-Widerstand, um einen definierten Pegel zu haben (und auch nicht mit dem Brumfinger zu schalten).</text:span></text:p>
      <text:p text:style-name="P22"/>
      <text:p text:style-name="P35"><text:span text:style-name="T1">Die letzten drei Dateien, </text:span><text:span text:style-name="T16">update_lcd.c, update_limits.c </text:span><text:span text:style-name="T1">und</text:span><text:span text:style-name="T16"> update_messwerte.c, </text:span><text:span text:style-name="T1">machen im Prinzip das Gleiche. Sie werden in jedem Programmzyklus abgefragt. Update_limits wird immer abgefragt und update_messwerte und update_lcd nur, wenn eine gewisse Zeit abgelaufen ist. Interessant war die map-Funktion. Damit wurden die ADC-Werte des Arduino in lesbare Werte in Grad Celsius-Werte umgewandelt (gemappt). Die zweite interessante und wichtige Sache ist die Verwendung von „extern“ bei den Variablen</text:span><text:span text:style-name="T20">namen</text:span><text:span text:style-name="T1">. </text:span><text:span text:style-name="T19">Durch Verwendung d</text:span><text:span text:style-name="T20">es Deklarationsspezifizierers</text:span><text:span text:style-name="T19"> „</text:span><text:span text:style-name="T20">extern“</text:span><text:span text:style-name="T19"> kann man </text:span><text:span text:style-name="T20">gleiche</text:span><text:span text:style-name="T19"> Variablennamen mehrfach verwenden.</text:span></text:p>
      <text:p text:style-name="P25"/>
      <text:p text:style-name="P24">Quellen:</text:p>
      <text:p text:style-name="P24"><text:a xlink:type="simple" xlink:href="https://www.mikrocontroller.net/articles/Umstieg_von_Arduino_auf_AVR" text:style-name="Internet_20_link" text:visited-style-name="Visited_20_Internet_20_Link">https://www.mikrocontroller.net/articles/Umstieg_von_Arduino_auf_AVR</text:a></text:p>
      <text:p text:style-name="P23"><text:a xlink:type="simple" xlink:href="https://www.arduino.cc/reference/de/language/functions/time/millis/" text:style-name="Internet_20_link" text:visited-style-name="Visited_20_Internet_20_Link"><text:span text:style-name="T24">https://www.arduino.cc/reference/de/language/functions/time/millis/</text:span></text:a></text:p>
      <text:p text:style-name="P26">„Mikrocontroller verstehen und Anwenden“ von Clemes Vale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6T14:35:30.893725353</meta:creation-date>
    <meta:generator>LibreOffice/6.0.7.3$Linux_X86_64 LibreOffice_project/00m0$Build-3</meta:generator>
    <dc:date>2019-10-31T12:59:24.297274451</dc:date>
    <meta:editing-duration>PT1H2M10S</meta:editing-duration>
    <meta:editing-cycles>20</meta:editing-cycles>
    <meta:document-statistic meta:table-count="0" meta:image-count="0" meta:object-count="0" meta:page-count="3" meta:paragraph-count="37" meta:word-count="1350" meta:character-count="9510" meta:non-whitespace-character-count="8195"/>
  </office:meta>
</office:document-meta>
</file>